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6f3bf"/>
    </style:style>
    <style:style style:name="P2" style:family="paragraph" style:parent-style-name="Standard" style:list-style-name="L3">
      <style:paragraph-properties fo:text-align="start" style:justify-single-word="false"/>
      <style:text-properties officeooo:paragraph-rsid="000e54fb"/>
    </style:style>
    <style:style style:name="P3" style:family="paragraph" style:parent-style-name="Standard" style:list-style-name="L3">
      <style:paragraph-properties fo:text-align="start" style:justify-single-word="false"/>
      <style:text-properties officeooo:paragraph-rsid="0018b2f1"/>
    </style:style>
    <style:style style:name="P4" style:family="paragraph" style:parent-style-name="Standard" style:list-style-name="L4">
      <style:paragraph-properties fo:text-align="start" style:justify-single-word="false"/>
      <style:text-properties officeooo:paragraph-rsid="00147837"/>
    </style:style>
    <style:style style:name="P5" style:family="paragraph" style:parent-style-name="Standard" style:list-style-name="L4">
      <style:paragraph-properties fo:text-align="start" style:justify-single-word="false"/>
      <style:text-properties officeooo:paragraph-rsid="00167cbb"/>
    </style:style>
    <style:style style:name="P6" style:family="paragraph" style:parent-style-name="Standard" style:list-style-name="L4">
      <style:paragraph-properties fo:text-align="start" style:justify-single-word="false"/>
      <style:text-properties officeooo:paragraph-rsid="001fcca0"/>
    </style:style>
    <style:style style:name="P7" style:family="paragraph" style:parent-style-name="Standard">
      <style:paragraph-properties fo:text-align="start" style:justify-single-word="false"/>
      <style:text-properties officeooo:paragraph-rsid="001fcca0"/>
    </style:style>
    <style:style style:name="P8" style:family="paragraph" style:parent-style-name="Standard">
      <style:text-properties officeooo:paragraph-rsid="000ce8cb"/>
    </style:style>
    <style:style style:name="P9" style:family="paragraph" style:parent-style-name="Standard" style:list-style-name="L1"/>
    <style:style style:name="P10" style:family="paragraph" style:parent-style-name="Standard" style:list-style-name="L2">
      <style:text-properties officeooo:paragraph-rsid="000ce8cb"/>
    </style:style>
    <style:style style:name="P11" style:family="paragraph" style:parent-style-name="Standard" style:list-style-name="L5">
      <style:text-properties officeooo:paragraph-rsid="001cddc0"/>
    </style:style>
    <style:style style:name="P12" style:family="paragraph" style:parent-style-name="Heading_20_1">
      <style:text-properties officeooo:paragraph-rsid="001fcca0"/>
    </style:style>
    <style:style style:name="P13" style:family="paragraph" style:parent-style-name="Heading_20_2">
      <style:text-properties officeooo:paragraph-rsid="000fbec3"/>
    </style:style>
    <style:style style:name="P14" style:family="paragraph" style:parent-style-name="Preformatted">
      <style:text-properties officeooo:paragraph-rsid="000ce8cb"/>
    </style:style>
    <style:style style:name="P15" style:family="paragraph" style:parent-style-name="Preformatted">
      <style:text-properties officeooo:paragraph-rsid="000e54fb"/>
    </style:style>
    <style:style style:name="P16" style:family="paragraph" style:parent-style-name="Preformatted">
      <style:text-properties officeooo:paragraph-rsid="00147837"/>
    </style:style>
    <style:style style:name="P17" style:family="paragraph" style:parent-style-name="Preformatted">
      <style:text-properties officeooo:paragraph-rsid="00154a97"/>
    </style:style>
    <style:style style:name="P18" style:family="paragraph" style:parent-style-name="Preformatted">
      <style:text-properties officeooo:paragraph-rsid="0018b2f1"/>
    </style:style>
    <style:style style:name="T1" style:family="text">
      <style:text-properties officeooo:rsid="000524e8"/>
    </style:style>
    <style:style style:name="T2" style:family="text">
      <style:text-properties officeooo:rsid="0006f3bf"/>
    </style:style>
    <style:style style:name="T3" style:family="text">
      <style:text-properties officeooo:rsid="000abdb6"/>
    </style:style>
    <style:style style:name="T4" style:family="text">
      <style:text-properties officeooo:rsid="000c3e3a"/>
    </style:style>
    <style:style style:name="T5" style:family="text">
      <style:text-properties officeooo:rsid="000ce8cb"/>
    </style:style>
    <style:style style:name="T6" style:family="text">
      <style:text-properties style:font-name="Liberation Mono" officeooo:rsid="000ce8cb"/>
    </style:style>
    <style:style style:name="T7" style:family="text">
      <style:text-properties style:font-name="Liberation Mono" officeooo:rsid="000e54fb"/>
    </style:style>
    <style:style style:name="T8" style:family="text">
      <style:text-properties style:font-name="Liberation Mono" officeooo:rsid="00147837"/>
    </style:style>
    <style:style style:name="T9" style:family="text">
      <style:text-properties style:font-name="Liberation Mono" officeooo:rsid="00154a97"/>
    </style:style>
    <style:style style:name="T10" style:family="text">
      <style:text-properties style:font-name="Liberation Mono" officeooo:rsid="0018b2f1"/>
    </style:style>
    <style:style style:name="T11" style:family="text">
      <style:text-properties fo:font-style="italic" officeooo:rsid="000ce8cb" style:font-style-asian="italic" style:font-style-complex="italic"/>
    </style:style>
    <style:style style:name="T12" style:family="text">
      <style:text-properties fo:font-style="italic" officeooo:rsid="000e54fb" style:font-style-asian="italic" style:font-style-complex="italic"/>
    </style:style>
    <style:style style:name="T13" style:family="text">
      <style:text-properties fo:font-style="italic" officeooo:rsid="0018b2f1" style:font-style-asian="italic" style:font-style-complex="italic"/>
    </style:style>
    <style:style style:name="T14" style:family="text">
      <style:text-properties fo:font-style="italic" officeooo:rsid="00147837" style:font-style-asian="italic" style:font-style-complex="italic"/>
    </style:style>
    <style:style style:name="T15" style:family="text">
      <style:text-properties fo:font-style="italic" officeooo:rsid="001cddc0" style:font-style-asian="italic" style:font-style-complex="italic"/>
    </style:style>
    <style:style style:name="T16" style:family="text">
      <style:text-properties fo:font-style="italic" officeooo:rsid="001e94e9" style:font-style-asian="italic" style:font-style-complex="italic"/>
    </style:style>
    <style:style style:name="T17" style:family="text">
      <style:text-properties officeooo:rsid="000e54fb"/>
    </style:style>
    <style:style style:name="T18" style:family="text">
      <style:text-properties officeooo:rsid="000fbec3"/>
    </style:style>
    <style:style style:name="T19" style:family="text">
      <style:text-properties officeooo:rsid="00147837"/>
    </style:style>
    <style:style style:name="T20" style:family="text">
      <style:text-properties officeooo:rsid="00154a97"/>
    </style:style>
    <style:style style:name="T21" style:family="text">
      <style:text-properties officeooo:rsid="0018168c"/>
    </style:style>
    <style:style style:name="T22" style:family="text">
      <style:text-properties fo:font-style="normal" officeooo:rsid="0018b2f1" style:font-style-asian="normal" style:font-style-complex="normal"/>
    </style:style>
    <style:style style:name="T23" style:family="text">
      <style:text-properties fo:font-style="normal" officeooo:rsid="001e94e9" style:font-style-asian="normal" style:font-style-complex="normal"/>
    </style:style>
    <style:style style:name="T24" style:family="text">
      <style:text-properties officeooo:rsid="0018ffa8"/>
    </style:style>
    <style:style style:name="T25" style:family="text">
      <style:text-properties officeooo:rsid="0019d615"/>
    </style:style>
    <style:style style:name="T26" style:family="text">
      <style:text-properties officeooo:rsid="001a521d"/>
    </style:style>
    <style:style style:name="T27" style:family="text">
      <style:text-properties officeooo:rsid="001b4eea"/>
    </style:style>
    <style:style style:name="T28" style:family="text">
      <style:text-properties officeooo:rsid="001bf656"/>
    </style:style>
    <style:style style:name="T29" style:family="text">
      <style:text-properties officeooo:rsid="001cddc0"/>
    </style:style>
    <style:style style:name="T30" style:family="text">
      <style:text-properties officeooo:rsid="001e0470"/>
    </style:style>
    <style:style style:name="T31" style:family="text">
      <style:text-properties officeooo:rsid="001e94e9"/>
    </style:style>
    <style:style style:name="T32" style:family="text">
      <style:text-properties officeooo:rsid="001fcca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Interprocess message specification</text:span><text:span text:style-name="T30">s</text:span></text:h>
      <text:h text:style-name="P12" text:outline-level="1"><text:span text:style-name="T32">V 1.0</text:span></text:h>
      <text:p text:style-name="Text_20_body"><text:span text:style-name="T30"/></text:p>
      <text:p text:style-name="P7"><text:span text:style-name="T32">The major revision number of this document should match the major revision number of the associated flowchart.</text:span></text:p>
      <text:h text:style-name="Heading_20_2" text:outline-level="2"><text:span text:style-name="T2">Task Queu</text:span><text:span text:style-name="T18">e Message Specification</text:span></text:h>
      <text:p text:style-name="P16"><text:span text:style-name="T19">{</text:span></text:p>
      <text:p text:style-name="P16"><text:span text:style-name="T19"><text:s text:c="2"/></text:span><text:span text:style-name="T6">"</text:span><text:span text:style-name="T8">userdata</text:span><text:span text:style-name="T6">" :</text:span></text:p>
      <text:p text:style-name="P16"><text:span text:style-name="T19"><text:s text:c="2"/></text:span><text:span text:style-name="T3">{</text:span></text:p>
      <text:p text:style-name="P14"><text:span text:style-name="T3"><text:s text:c="4"/></text:span><text:span text:style-name="T6">"</text:span><text:span text:style-name="T3">Task</text:span><text:span text:style-name="T5">ID</text:span><text:span text:style-name="T6">"</text:span><text:span text:style-name="T3"> : </text:span><text:span text:style-name="T6">"</text:span><text:span text:style-name="T3">My </text:span><text:span text:style-name="T5">T</text:span><text:span text:style-name="T3">ask </text:span><text:span text:style-name="T5">ID</text:span><text:span text:style-name="T6">"</text:span><text:span text:style-name="T3">,</text:span></text:p>
      <text:p text:style-name="P14"><text:span text:style-name="T3"><text:s text:c="4"/></text:span><text:span text:style-name="T6">"</text:span><text:span text:style-name="T3">operations</text:span><text:span text:style-name="T6">"</text:span><text:span text:style-name="T3"> : {},</text:span></text:p>
      <text:p text:style-name="P14"><text:span text:style-name="T3"><text:s text:c="4"/></text:span><text:span text:style-name="T6">"</text:span><text:span text:style-name="T3">??</text:span><text:span text:style-name="T6">"</text:span><text:span text:style-name="T3"> : </text:span><text:span text:style-name="T6">"</text:span><text:span text:style-name="T3">??</text:span><text:span text:style-name="T6">"</text:span><text:span text:style-name="T3"> </text:span></text:p>
      <text:p text:style-name="P14"><text:span text:style-name="T3"><text:s text:c="2"/></text:span><text:span text:style-name="T19">}</text:span></text:p>
      <text:p text:style-name="Preformatted"><text:span text:style-name="T3">}</text:span></text:p>
      <text:p text:style-name="Preformatted"><text:span text:style-name="T3"/></text:p>
      <text:list xml:id="list2137181427" text:style-name="L2">
        <text:list-item>
          <text:p text:style-name="P10"><text:span text:style-name="T11">Task </text:span><text:span text:style-name="T11">ID</text:span><text:span text:style-name="T5"> is a UUID, generated by the task-initiating application, which will be used to identify this task from start to finish. All jobs, results, and reports generated from this Task will be tagged with this ID.</text:span></text:p>
        </text:list-item>
        <text:list-item>
          <text:p text:style-name="P10"><text:span text:style-name="T11">operations</text:span><text:span text:style-name="T5"> is</text:span><text:span text:style-name="T3"> a </text:span><text:span text:style-name="T4">hash</text:span><text:span text:style-name="T3"> such as we provide to the management ops validator</text:span></text:p>
        </text:list-item>
      </text:list>
      <text:p text:style-name="P8"><text:span text:style-name="T5">What else should go in here?</text:span></text:p>
      <text:list xml:id="list724809590" text:style-name="L1">
        <text:list-item>
          <text:p text:style-name="P9"><text:span text:style-name="T3">Something providing field geometry, etc. ?</text:span></text:p>
        </text:list-item>
        <text:list-item>
          <text:p text:style-name="P9"><text:span text:style-name="T17">A </text:span><text:span text:style-name="T12">Final Action</text:span><text:span text:style-name="T17">, such as a u</text:span><text:span text:style-name="T3">rl to post report to? Email address? Something indicating where results are sent or how the client is notified that the task is done ?</text:span></text:p>
        </text:list-item>
      </text:list>
      <text:h text:style-name="P13" text:outline-level="2"><text:span text:style-name="T2">Report Gen Queue</text:span><text:span text:style-name="T18"> Message Specification</text:span></text:h>
      <text:p text:style-name="P17"><text:span text:style-name="T19">{</text:span></text:p>
      <text:p text:style-name="P18"><text:span text:style-name="T19"><text:s text:c="2"/></text:span><text:span text:style-name="T6">"</text:span><text:span text:style-name="T10">receive_queue_name</text:span><text:span text:style-name="T6">" : "</text:span><text:span text:style-name="T10">My Task ID</text:span><text:span text:style-name="T6">"</text:span></text:p>
      <text:p text:style-name="P17"><text:span text:style-name="T19"><text:s text:c="2"/></text:span><text:span text:style-name="T6">"</text:span><text:span text:style-name="T8">userdata</text:span><text:span text:style-name="T6">" :</text:span></text:p>
      <text:p text:style-name="P17"><text:span text:style-name="T6"><text:s text:c="2"/></text:span><text:span text:style-name="T5">{</text:span></text:p>
      <text:p text:style-name="Preformatted"><text:span text:style-name="T5"><text:s text:c="4"/>"Task ID" : "My Task ID",</text:span></text:p>
      <text:p text:style-name="Preformatted"><text:span text:style-name="T5"><text:s text:c="4"/>"Job IDs" : ["JobID_0","JobID_1","JobID_...","JobID_5999"],</text:span></text:p>
      <text:p text:style-name="P15"><text:span text:style-name="T5"><text:s text:c="4"/></text:span><text:span text:style-name="T6">"</text:span><text:span text:style-name="T7">Final Action</text:span><text:span text:style-name="T6">" : ""</text:span></text:p>
      <text:p text:style-name="P15"><text:span text:style-name="T6"><text:s text:c="2"/></text:span><text:span text:style-name="T9">}</text:span></text:p>
      <text:p text:style-name="Preformatted"><text:span text:style-name="T5">}</text:span></text:p>
      <text:p text:style-name="P1"><text:span text:style-name="T2"/></text:p>
      <text:list xml:id="list470150520" text:style-name="L3">
        <text:list-item>
          <text:p text:style-name="P3"><text:span text:style-name="T13">receive_queue_name</text:span><text:span text:style-name="T22"> is an EZQ directive telling the report handler to poll the named queue to get job results. This should have the same value as </text:span><text:span text:style-name="T13">Task ID</text:span></text:p>
        </text:list-item>
        <text:list-item>
          <text:p text:style-name="P2"><text:span text:style-name="T12">Task ID</text:span><text:span text:style-name="T17"> is the same Task ID as in the Task Queue</text:span></text:p>
        </text:list-item>
        <text:list-item>
          <text:p text:style-name="P2"><text:span text:style-name="T12">Job IDs</text:span><text:span text:style-name="T17"> is an array of unique job ids, each of which is a UUID generated by the GIS Query Node</text:span></text:p>
        </text:list-item>
        <text:list-item>
          <text:p text:style-name="P2"><text:span text:style-name="T12">Final Action</text:span><text:span text:style-name="T17"> (or something similar). See comment in Task Queue section</text:span></text:p>
        </text:list-item>
      </text:list>
      <text:h text:style-name="P13" text:outline-level="2"><text:span text:style-name="T2">Job Queue</text:span><text:span text:style-name="T18"> Message Specification</text:span></text:h>
      <text:p text:style-name="P17"><text:span text:style-name="T20">{</text:span></text:p>
      <text:p text:style-name="P17"><text:span text:style-name="T20"><text:s text:c="2"/></text:span><text:span text:style-name="T19">"result_queue_name" : "</text:span><text:span text:style-name="T24">My Task ID</text:span><text:span text:style-name="T19">",</text:span></text:p>
      <text:p text:style-name="P17"><text:span text:style-name="T19"><text:s text:c="2"/></text:span><text:span text:style-name="T6">"</text:span><text:span text:style-name="T8">userdata</text:span><text:span text:style-name="T6">" :</text:span></text:p>
      <text:p text:style-name="P17"><text:span text:style-name="T6"><text:s text:c="2"/></text:span><text:span text:style-name="T19">{</text:span></text:p>
      <text:p text:style-name="Preformatted"><text:span text:style-name="T19"><text:s text:c="4"/>"Job ID" : "</text:span><text:span text:style-name="T27">The</text:span><text:span text:style-name="T19"> UUID for this job",</text:span></text:p>
      <text:p text:style-name="Preformatted"><text:span text:style-name="T19"><text:s text:c="4"/>"mmp360 input data" : {}</text:span></text:p>
      <text:p text:style-name="Preformatted"><text:span text:style-name="T19"><text:s text:c="2"/></text:span><text:span text:style-name="T20">}</text:span></text:p>
      <text:p text:style-name="Preformatted"><text:span text:style-name="T19">}</text:span></text:p>
      <text:p text:style-name="P1"><text:span text:style-name="T2"/></text:p>
      <text:list xml:id="list1814398713" text:style-name="L4">
        <text:list-item>
          <text:p text:style-name="P5"><text:span text:style-name="T14">result_queue_name</text:span><text:span text:style-name="T19"> is an EZQ directive telling it to place the results of this job into the named queue. This name should be set to the Task ID, </text:span><text:span text:style-name="T21">as</text:span><text:span text:style-name="T19"> that is the name of the results queue created by GIS Query Node for this task</text:span></text:p>
        </text:list-item>
        <text:list-item>
          <text:p text:style-name="P4"><text:span text:style-name="T14">Job ID</text:span><text:span text:style-name="T19"> is a UUID matching one of those in the Job IDs array of a Report Gen Queue message</text:span></text:p>
        </text:list-item>
        <text:list-item>
          <text:p text:style-name="P6"><text:soft-page-break/><text:span text:style-name="T14">mmp360 input data</text:span><text:span text:style-name="T19"> is whatever data structure is needed for a single mmp360 Worker Node to process this task. </text:span><text:span text:style-name="T28">Depending on the size of this structure, we may need to have GIS Query Node write out the job input details to S3 and place “bucket” and “key” directives outside of the userdata object. </text:span><text:span text:style-name="T31">In that case, the </text:span><text:span text:style-name="T14">mmp360 input dat</text:span><text:span text:style-name="T16">a</text:span><text:span text:style-name="T23"> field should be removed from this specification.</text:span></text:p>
          <text:p text:style-name="P6"><text:span text:style-name="T2"/></text:p>
        </text:list-item>
      </text:list>
      <text:h text:style-name="Heading_20_2" text:outline-level="2"><text:span text:style-name="T2">Results Queue</text:span><text:span text:style-name="T18"> Message Specification</text:span></text:h>
      <text:p text:style-name="Preformatted"><text:span text:style-name="T25">{</text:span></text:p>
      <text:p text:style-name="Preformatted"><text:span text:style-name="T25"><text:s text:c="2"/>"bucket" : "Name of an S3 bucket",</text:span></text:p>
      <text:p text:style-name="Preformatted"><text:span text:style-name="T25"><text:s text:c="2"/>"key" : "Key of the file containing the full results of this job",</text:span></text:p>
      <text:p text:style-name="Preformatted"><text:span text:style-name="T25"><text:s text:c="2"/>"userdata" :</text:span></text:p>
      <text:p text:style-name="Preformatted"><text:span text:style-name="T25"><text:s text:c="2"/>{</text:span></text:p>
      <text:p text:style-name="Preformatted"><text:span text:style-name="T25"><text:s text:c="4"/>"Job ID" : "</text:span><text:span text:style-name="T26">The</text:span><text:span text:style-name="T25"> UUID for this job",</text:span></text:p>
      <text:p text:style-name="Preformatted"><text:span text:style-name="T25"><text:s text:c="2"/>}</text:span></text:p>
      <text:p text:style-name="Preformatted"><text:span text:style-name="T25">}</text:span></text:p>
      <text:p text:style-name="Standard"><text:span text:style-name="T25"/></text:p>
      <text:list xml:id="list124386694" text:style-name="L5">
        <text:list-item>
          <text:p text:style-name="P11"><text:span text:style-name="T15">bucket</text:span><text:span text:style-name="T29"> is the name of the S3 bucket that workers are told to store their results in. That bucket name is set at initial configuration of the worker node AMI. We repeat it here so that EZQ can handle fetching the data automatically. If it turns out that the result data from a worker will always be fairly small (&lt;256k), we can skip caching results in S3 and simply place them directly in the userdata portion of the message.</text:span></text:p>
        </text:list-item>
        <text:list-item>
          <text:p text:style-name="P11"><text:span text:style-name="T15">key</text:span><text:span text:style-name="T29"> is the name of the specific file containing this job's results</text:span></text:p>
        </text:list-item>
        <text:list-item>
          <text:p text:style-name="P11"><text:span text:style-name="T15">Job ID</text:span><text:span text:style-name="T29"> is the job id associated with these resul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 style:family="paragraph" style:parent-style-name="Standard" style:class="text" style:master-page-name="">
      <style:paragraph-properties style:page-number="auto">
        <style:tab-stops/>
      </style:paragraph-properties>
      <style:text-properties style:font-name="Liberation Mono" fo:font-size="9pt"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nn </meta:initial-creator>
    <meta:creation-date>2014-01-17T13:40:28</meta:creation-date>
    <dc:date>2014-01-17T15:41:14</dc:date>
    <dc:creator>penn </dc:creator>
    <meta:editing-duration>PT1H55M5S</meta:editing-duration>
    <meta:editing-cycles>24</meta:editing-cycles>
    <meta:generator>LibreOffice/3.6$Linux_X86_64 LibreOffice_project/360m1$Build-2</meta:generator>
    <meta:document-statistic meta:table-count="0" meta:image-count="0" meta:object-count="0" meta:page-count="2" meta:paragraph-count="55" meta:word-count="549" meta:character-count="2978" meta:non-whitespace-character-count="2413"/>
  </office:meta>
</office:document-meta>
</file>